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 style:mirror="horizontal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7456" draw:style-name="a0" draw:name="Picture 1" text:anchor-type="paragraph" svg:x="0.56667in" svg:y="2.40069in" svg:width="4.99028in" svg:height="1.8961in" style:rel-width="scale" style:rel-height="scale"><draw:image xlink:href="media/image1.png" xlink:type="simple" xlink:show="embed" xlink:actuate="onLoad"/><svg:title/><svg:desc>A drawing of a car

AI-generated content may be incorrect.</svg:desc></draw:frame></text:span><draw:frame draw:z-index="251663360" draw:style-name="a1" draw:name="Picture 1" text:anchor-type="paragraph" svg:x="-0.10833in" svg:y="4.39792in" svg:width="6.5in" svg:height="1.95694in" style:rel-width="scale" style:rel-height="scale"><draw:image xlink:href="media/image2.png" xlink:type="simple" xlink:show="embed" xlink:actuate="onLoad"/><svg:title/><svg:desc>A drawing of a curved object

AI-generated content may be incorrect.</svg:desc></draw:frame><draw:frame draw:z-index="251661312" draw:style-name="a2" draw:name="Picture 1" text:anchor-type="paragraph" svg:x="-0.06667in" svg:y="0in" svg:width="6.5in" svg:height="2.05139in" style:rel-width="scale" style:rel-height="scale"><draw:image xlink:href="media/image3.png" xlink:type="simple" xlink:show="embed" xlink:actuate="onLoad"/><svg:title/><svg:desc>A blue sports car with a person in the back

AI-generated content may be incorrect.</svg:desc></draw:frame></text:p>
      <text:p text:style-name="P3"/>
      <text:p text:style-name="Normal"><draw:frame draw:z-index="251665408" draw:style-name="a3" draw:name="Picture 1" text:anchor-type="paragraph" svg:x="-0.04167in" svg:y="0in" svg:width="6.5in" svg:height="2.02083in" style:rel-width="scale" style:rel-height="scale"><draw:image xlink:href="media/image4.png" xlink:type="simple" xlink:show="embed" xlink:actuate="onLoad"/><svg:title/><svg:desc>A curved line with red dots

AI-generated content may be incorrect.</svg:desc></draw:frame></text:p>
      <text:p text:style-name="P4"/>
      <text:p text:style-name="P5"/>
      <text:p text:style-name="P6"/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os Iosif</meta:initial-creator>
    <dc:creator>Marios Iosif</dc:creator>
    <meta:creation-date>2025-04-06T09:57:00Z</meta:creation-date>
    <dc:date>2025-04-06T22:40:00Z</dc:date>
    <meta:template xlink:href="Normal.dotm" xlink:type="simple"/>
    <meta:editing-cycles>3</meta:editing-cycles>
    <meta:editing-duration>PT45780S</meta:editing-duration>
    <meta:document-statistic meta:page-count="2" meta:paragraph-count="1" meta:word-count="2" meta:character-count="12" meta:row-count="1" meta:non-whitespace-character-count="11"/>
  </office:meta>
</office:document-meta>
</file>